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SFMono-Regular, Consolas, 'Libe" svg:font-family="SFMono-Regular, Consolas, 'Libe" style:font-family-generic="system"/>
    <style:font-face style:name="Consolas, Menlo, Monaco, 'Lucid" svg:font-family="Consolas, Menlo, Monaco, 'Lucid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FMono-Regular, Consolas, 'Libe" fo:color="#24292E" fo:font-size="13pt" style:font-size-asian="13pt" style:font-size-complex="13pt"/>
    </style:style>
    <style:style style:name="T3" style:parent-style-name="DefaultParagraphFont" style:family="text">
      <style:text-properties style:font-name="SFMono-Regular, Consolas, 'Libe" fo:color="#D73A49" fo:font-size="13pt" style:font-size-asian="13pt" style:font-size-complex="13pt"/>
    </style:style>
    <style:style style:name="T4" style:parent-style-name="DefaultParagraphFont" style:family="text">
      <style:text-properties fo:color="#24292E" fo:font-size="13pt" style:font-size-asian="13pt" style:font-size-complex="13pt"/>
    </style:style>
    <style:style style:name="T5" style:parent-style-name="DefaultParagraphFont" style:family="text">
      <style:text-properties style:font-name="SFMono-Regular, Consolas, 'Libe" fo:color="#24292E" fo:font-size="13pt" style:font-size-asian="13pt" style:font-size-complex="13pt"/>
    </style:style>
    <style:style style:name="T6" style:parent-style-name="DefaultParagraphFont" style:family="text">
      <style:text-properties style:font-name="SFMono-Regular, Consolas, 'Libe" fo:color="#032F62" fo:font-size="13pt" style:font-size-asian="13pt" style:font-size-complex="13pt"/>
    </style:style>
    <style:style style:name="T7" style:parent-style-name="DefaultParagraphFont" style:family="text">
      <style:text-properties fo:color="#24292E" fo:font-size="13pt" style:font-size-asian="13pt" style:font-size-complex="13pt"/>
    </style:style>
    <style:style style:name="T8" style:parent-style-name="DefaultParagraphFont" style:family="text">
      <style:text-properties fo:color="#24292E"/>
    </style:style>
    <style:style style:name="T9" style:parent-style-name="SourceText" style:family="text">
      <style:text-properties style:font-name="Consolas, Menlo, Monaco, 'Lucid" fo:color="#242729" fo:font-size="9.5pt" style:font-size-asian="9.5pt" fo:background-color="#FFFF00"/>
    </style:style>
    <style:style style:name="T10" style:parent-style-name="SourceText" style:family="text">
      <style:text-properties style:font-name="Consolas, Menlo, Monaco, 'Lucid" fo:color="#242729" fo:font-size="9.5pt" style:font-size-asian="9.5pt" fo:background-color="#FFFF00"/>
    </style:style>
    <style:style style:name="P11" style:parent-style-name="Standard" style:family="paragraph">
      <style:paragraph-properties fo:line-height="100%"/>
    </style:style>
    <style:style style:name="P12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ext:p text:style-name="Standard">task 1:-</text:p>
      <text:p text:style-name="Standard">#!/bin/bash</text:p>
      <text:p text:style-name="Standard"/>
      <text:p text:style-name="Standard"><text:span text:style-name="T2">cat /var/log/syslog<text:s/></text:span><text:span text:style-name="T3">|</text:span><text:span text:style-name="T4"><text:s/>e</text:span><text:span text:style-name="T5">grep -w<text:s/></text:span><text:span text:style-name="T6">"CRON|anacron"<text:s/></text:span><text:span text:style-name="T7"><text:s/></text:span><text:span text:style-name="T8">&gt; /home/aman/file1</text:span></text:p>
      <text:p text:style-name="Standard">if ! (crontab -l | grep -Fxq "0 */12 * * *<text:s/>/home/aman/task1"); then</text:p>
      <text:p text:style-name="Standard">crontab -l | { cat; echo "0 */12 * * *<text:s/>/home/aman/task1; } | crontab -</text:p>
      <text:p text:style-name="Standard">echo "Script added to Cron"</text:p>
      <text:p text:style-name="Standard">fi</text:p>
      <text:p text:style-name="Standard"/>
      <text:p text:style-name="Standard"/>
      <text:p text:style-name="Standard">task 2:-</text:p>
      <text:p text:style-name="Standard">#bin/bash</text:p>
      <text:p text:style-name="Standard">cat /var/log/syslog<text:s/>&gt; /home/aman/log.txt</text:p>
      <text:p text:style-name="Standard">tar -rf <text:s/>/home/aman/logs.tar.gz /home/aman/log.txt</text:p>
      <text:p text:style-name="Standard">rm log.txt</text:p>
      <text:p text:style-name="Standard">if ! (crontab -l | grep -Fxq "0 */12 * * *<text:s/>/home/aman/task2"); then</text:p>
      <text:p text:style-name="Standard">crontab -l | { cat; echo "0 */12 * * *<text:s/>/home/aman/task2; } | crontab -</text:p>
      <text:p text:style-name="Standard">echo "Script added to Cron"</text:p>
      <text:p text:style-name="Standard">fi</text:p>
      <text:p text:style-name="Standard"/>
      <text:p text:style-name="Standard">Task 3:-</text:p>
      <text:p text:style-name="Standard"><text:s/>#!/bin/bash</text:p>
      <text:p text:style-name="Standard">echo "Name the directory"</text:p>
      <text:p text:style-name="Standard"><text:s/>read dir</text:p>
      <text:soft-page-break/>
      <text:p text:style-name="Standard"><text:s/>echo $dir</text:p>
      <text:p text:style-name="Standard"><text:span text:style-name="T9">find -type f -newermt "2019-06-22 08:00:00" \! -newermt "2019-12-22</text:span><text:span text:style-name="T10"><text:s/>10:00:00" | egrep .sh)</text:span></text:p>
      <text:p text:style-name="Standard">-exec tar -zcf file.tar {} +</text:p>
      <text:p text:style-name="Standard">if ! (crontab -l | grep -Fxq "0 */12 * * *<text:s/>/home/aman/task3"); then</text:p>
      <text:p text:style-name="Standard">crontab -l | { cat; echo "0 */12 * * *<text:s/>/home/aman/task3; } | crontab -</text:p>
      <text:p text:style-name="Standard">echo "Script added to Cron"</text:p>
      <text:p text:style-name="Standard">fi</text:p>
      <text:p text:style-name="Standard"/>
      <text:p text:style-name="Standard">Task 4:-</text:p>
      <text:p text:style-name="Standard"/>
      <text:p text:style-name="Standard">#!/bin/bash</text:p>
      <text:p text:style-name="Standard"><text:s/>read -e<text:s/>-p "Enter the location of archived files : " location</text:p>
      <text:p text:style-name="Standard">cd $location</text:p>
      <text:p text:style-name="Standard">rm $(find -mtime +2 -name "*.tar") $(find -mtime +2 -name "*.tar.gz")</text:p>
      <text:p text:style-name="Standard"/>
      <text:p text:style-name="Standard"/>
      <text:p text:style-name="Standard">Task 5:-</text:p>
      <text:p text:style-name="Standard">#!/bin/bash</text:p>
      <text:p text:style-name="Standard">zip -r f2.zip f1.txt</text:p>
      <text:p text:style-name="Standard">unzip file.zip</text:p>
      <text:p text:style-name="Standard">grep -i "el" /home/anubhav/Documents/file.txt</text:p>
      <text:p text:style-name="Standard">echo<text:s/>"hello" | cat</text:p>
      <text:p text:style-name="Standard">if ! (crontab -l | grep -Fxq "0 */12 * * *<text:s/>/home/aman/task5"); then</text:p>
      <text:p text:style-name="Standard">crontab -l | { cat; echo "0 */12 * * *<text:s/>/home/aman/task5; } | crontab -</text:p>
      <text:p text:style-name="Standard">echo "Script added to Cron"</text:p>
      <text:soft-page-break/>
      <text:p text:style-name="Standard">fi</text:p>
      <text:p text:style-name="Standard"/>
      <text:p text:style-name="Standard"/>
      <text:p text:style-name="Standard">Task 6:-</text:p>
      <text:p text:style-name="Standard"><text:s/>#!/bin/bash</text:p>
      <text:p text:style-name="Standard"/>
      <text:p text:style-name="Standard">echo -e "the file has following content/n"</text:p>
      <text:p text:style-name="Standard">cat<text:s/>sample</text:p>
      <text:p text:style-name="Standard">echo -e "numbers of word unix /n"</text:p>
      <text:p text:style-name="Standard">egrep -cw "unix" sample</text:p>
      <text:p text:style-name="Standard">echo -e "the file content has been modified to /n"</text:p>
      <text:p text:style-name="Standard">sed 's/unix/linux/g' sample</text:p>
      <text:p text:style-name="Standard">cat sample</text:p>
      <text:p text:style-name="Standard">echo -e "numbers of word unix /n"</text:p>
      <text:p text:style-name="Standard">egrep -cw "unix" sample</text:p>
      <text:p text:style-name="Standard">echo -e "size of our file is: /n"</text:p>
      <text:p text:style-name="Standard">du -h sample</text:p>
      <text:p text:style-name="Standard">if ! (crontab -l | grep -Fxq "0 */12 * * *<text:s/>/home/aman/task6"); then</text:p>
      <text:p text:style-name="Standard">crontab -l | { cat; echo "0 */12 * * *<text:s/>/home/aman/task6; } | crontab -</text:p>
      <text:p text:style-name="Standard">echo "Script added to Cron"</text:p>
      <text:p text:style-name="Standard">fi</text:p>
      <text:p text:style-name="Standard"/>
      <text:p text:style-name="Standard"><text:s/>Task<text:s/>7:-</text:p>
      <text:p text:style-name="P11">echo "@daily 1 task7.sh<text:s/>mkdir tasks"&gt;&gt;/etc/anacrontab</text:p>
      <text:p text:style-name="Standard">Task 8:-</text:p>
      <text:p text:style-name="P12">@daily 1 crontabs /var/spool/cron/crontab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SFMono-Regular, Consolas, 'Libe" svg:font-family="SFMono-Regular, Consolas, 'Libe" style:font-family-generic="system"/>
    <style:font-face style:name="Consolas, Menlo, Monaco, 'Lucid" svg:font-family="Consolas, Menlo, Monaco, 'Lucid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gital Library</meta:initial-creator>
    <dc:creator>abhishek sharma</dc:creator>
    <meta:creation-date>2019-10-14T04:45:00Z</meta:creation-date>
    <dc:date>2020-04-13T15:03:00Z</dc:date>
    <meta:template xlink:href="Normal.dotm" xlink:type="simple"/>
    <meta:editing-cycles>6</meta:editing-cycles>
    <meta:editing-duration>PT16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97" meta:character-count="1992" meta:row-count="14" meta:non-whitespace-character-count="1698"/>
  </office:meta>
</office:document-meta>
</file>